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67d" officeooo:paragraph-rsid="0014267d"/>
    </style:style>
    <style:style style:name="P2" style:family="paragraph" style:parent-style-name="Standard">
      <style:text-properties fo:font-size="14pt" fo:font-style="italic" officeooo:rsid="0014267d" officeooo:paragraph-rsid="0014267d" style:font-size-asian="14pt" style:font-style-asian="italic" style:font-size-complex="14pt" style:font-style-complex="italic"/>
    </style:style>
    <style:style style:name="P3" style:family="paragraph" style:parent-style-name="Standard">
      <style:text-properties officeooo:rsid="0014dab1" officeooo:paragraph-rsid="0014dab1"/>
    </style:style>
    <style:style style:name="T1" style:family="text">
      <style:text-properties officeooo:rsid="0014267d"/>
    </style:style>
    <style:style style:name="T2" style:family="text">
      <style:text-properties officeooo:rsid="0014da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JOAN RAMIS I RAMIS</text:p>
      <text:p text:style-name="Standard"/>
      <text:p text:style-name="Standard"/>
      <text:p text:style-name="Standard">Sr. Jaume Pons Coll</text:p>
      <text:p text:style-name="Standard"/>
      <text:p text:style-name="Standard">Gerent de <text:span text:style-name="T1">Xerox </text:span></text:p>
      <text:p text:style-name="Standard">Carrer de Maria Lluïsa Serra, <text:span text:style-name="T2">87</text:span></text:p>
      <text:p text:style-name="Standard">07703 Maó</text:p>
      <text:p text:style-name="P3">Illes Balears</text:p>
      <text:p text:style-name="Standard"/>
      <text:p text:style-name="Standard"/>
      <text:p text:style-name="Standard">Senyor,</text:p>
      <text:p text:style-name="Standard"/>
      <text:p text:style-name="Standard">Recentment vam rebre la visita de la vostra representant a Menorca, la</text:p>
      <text:p text:style-name="Standard">qual ens va informar sobre la darrera col·lecció de rellotges de la vostra</text:p>
      <text:p text:style-name="Standard">marca.</text:p>
      <text:p text:style-name="Standard"/>
      <text:p text:style-name="Standard">Atès que estam interessats a comercialitzar-ne alguns de la línia més juve-</text:p>
      <text:p text:style-name="Standard">nil, us confirmam la comanda de 10 unitats dels models següents:</text:p>
      <text:p text:style-name="Standard">AIRE (ref. 011)</text:p>
      <text:p text:style-name="Standard">MAR (ref. 012)</text:p>
      <text:p text:style-name="Standard">TERRA (ref. 013)</text:p>
      <text:p text:style-name="Standard">FOC (ref. 014)</text:p>
      <text:p text:style-name="Standard"/>
      <text:p text:style-name="Standard">Mentre esperam la recepció de la nostra comanda, us saludam ben atentament.</text:p>
      <text:p text:style-name="Standard"/>
      <text:p text:style-name="Standard"/>
      <text:p text:style-name="Standard"/>
      <text:p text:style-name="Standard">[<text:span text:style-name="T1">firma</text:span>]</text:p>
      <text:p text:style-name="Standard"/>
      <text:p text:style-name="P1">Aitor Holgado</text:p>
      <text:p text:style-name="Standard">Propietària de la botiga Tic-tac Rellotges</text:p>
      <text:p text:style-name="Standard">Ciutadella, 10 de febrer de 2005</text:p>
      <text:p text:style-name="Standard">PD: Us retornam els catàlegs que ens vau prest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28:34.215285002</meta:creation-date>
    <meta:generator>LibreOffice/24.2.7.2$Linux_X86_64 LibreOffice_project/420$Build-2</meta:generator>
    <dc:date>2025-10-29T13:52:14.740120780</dc:date>
    <meta:editing-duration>PT13M14S</meta:editing-duration>
    <meta:editing-cycles>1</meta:editing-cycles>
    <meta:document-statistic meta:table-count="0" meta:image-count="0" meta:object-count="0" meta:page-count="1" meta:paragraph-count="22" meta:word-count="120" meta:character-count="684" meta:non-whitespace-character-count="585"/>
  </office:meta>
</office:document-meta>
</file>